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30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5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9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5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7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1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7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74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75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6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9cm" fo:min-width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43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90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9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9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ea7500" loext:opacity="100%" fo:font-size="13pt" style:font-size-asian="13pt" style:font-size-complex="13pt"/>
    </style:style>
    <style:style style:name="P14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1" style:family="paragraph">
      <loext:graphic-properties draw:fill-color="#3465a4"/>
      <style:paragraph-properties fo:text-align="center" style:writing-mode="lr-tb"/>
    </style:style>
    <style:style style:name="P22" style:family="paragraph">
      <style:paragraph-properties fo:text-align="center"/>
      <style:text-properties fo:color="#ea7500" loext:opacity="100%"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ea7500" loext:opacity="100%" fo:font-size="8pt" style:font-size-asian="8pt" style:font-size-complex="8pt"/>
    </style:style>
    <style:style style:name="P24" style:family="paragraph">
      <style:paragraph-properties fo:text-align="center"/>
      <style:text-properties fo:color="#ea7500" loext:opacity="100%"/>
    </style:style>
    <style:style style:name="P25" style:family="paragraph">
      <style:paragraph-properties fo:text-align="center"/>
      <style:text-properties fo:color="#ea7500" loext:opacity="100%" fo:font-size="8pt"/>
    </style:style>
    <style:style style:name="P26" style:family="paragraph">
      <style:paragraph-properties fo:text-align="center"/>
      <style:text-properties fo:color="#ea7500" loext:opacity="100%" fo:font-weight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ea7500" loext:opacity="100%" fo:font-size="10pt" fo:font-weight="normal" style:font-size-asian="10pt" style:font-size-complex="10pt"/>
    </style:style>
    <style:style style:name="P28" style:family="paragraph">
      <style:paragraph-properties fo:line-height="100%" fo:text-align="end"/>
    </style:style>
    <style:style style:name="P29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ea7500" loext:opacity="100%" fo:font-size="10pt" style:font-size-asian="10pt" style:font-size-complex="10pt"/>
    </style:style>
    <style:style style:name="T8" style:family="text">
      <style:text-properties fo:color="#3465a4" loext:opacity="100%" fo:font-size="10pt" style:font-size-asian="10pt" style:font-size-complex="10pt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10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ff0000" loext:opacity="100%" fo:font-size="7pt" style:font-size-asian="7pt" style:font-size-complex="7pt"/>
    </style:style>
    <style:style style:name="T13" style:family="text">
      <style:text-properties style:font-size-asian="6pt" style:font-size-complex="6pt"/>
    </style:style>
    <style:style style:name="T14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5" style:family="text">
      <style:text-properties fo:color="#3465a4" loext:opacity="100%" fo:font-size="16pt" style:font-size-asian="16pt" style:font-size-complex="16pt"/>
    </style:style>
    <style:style style:name="T16" style:family="text">
      <style:text-properties fo:color="#2a6099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7" style:family="text"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1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1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91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21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7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</draw:page>
      <draw:page draw:name="page2" draw:style-name="dp1" draw:master-page-name="Default">
        <draw:g>
          <draw:frame draw:style-name="gr27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8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7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8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9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30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32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3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5" draw:text-style-name="P13" draw:layer="layout" svg:width="1.73cm" svg:height="0.725cm" svg:x="1.37cm" svg:y="11.6cm">
          <draw:text-box>
            <text:p><text:span text:style-name="T7">Value</text:span></text:p>
          </draw:text-box>
        </draw:frame>
        <draw:frame draw:style-name="gr36" draw:text-style-name="P14" draw:layer="layout" svg:width="1.865cm" svg:height="0.725cm" svg:x="1.37cm" svg:y="12.5cm">
          <draw:text-box>
            <text:p><text:span text:style-name="T8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7" draw:text-style-name="P9" draw:layer="layout" svg:width="0.407cm" svg:height="0.613cm" svg:x="6.2cm" svg:y="11.5cm">
            <draw:text-box>
              <text:p text:style-name="P3"><text:span text:style-name="T9">+</text:span></text:p>
            </draw:text-box>
          </draw:frame>
          <draw:custom-shape draw:style-name="gr28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5" draw:layer="layout" svg:width="0.4cm" svg:height="0.613cm" svg:x="6.848cm" svg:y="11.651cm">
            <draw:text-box>
              <text:p text:style-name="P3"><text:span text:style-name="T10">∑</text:span></text:p>
            </draw:text-box>
          </draw:frame>
          <draw:frame draw:style-name="gr27" draw:text-style-name="P9" draw:layer="layout" svg:width="0.407cm" svg:height="0.613cm" svg:x="6.7cm" svg:y="12.387cm">
            <draw:text-box>
              <text:p text:style-name="P3"><text:span text:style-name="T9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8" draw:text-style-name="P16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9" draw:text-style-name="P17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40" draw:text-style-name="P17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1" draw:text-style-name="P17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2" draw:text-style-name="P18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3" draw:text-style-name="P17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4" draw:text-style-name="P17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5" draw:text-style-name="P17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6" draw:text-style-name="P17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3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7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8" draw:text-style-name="P16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8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0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8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1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1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2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3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4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1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5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9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7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8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8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9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0" draw:text-style-name="P16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1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2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60" draw:text-style-name="P16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3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4" draw:text-style-name="P16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1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5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9" draw:text-style-name="P17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1" draw:text-style-name="P17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6" draw:text-style-name="P17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7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8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3" draw:text-style-name="P12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3" draw:text-style-name="P12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9" draw:text-style-name="P16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70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71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72" draw:text-style-name="P6" draw:layer="layout" svg:x1="11cm" svg:y1="10.5cm" svg:x2="10.8cm" svg:y2="10.5cm">
            <text:p/>
          </draw:line>
          <draw:line draw:style-name="gr72" draw:text-style-name="P6" draw:layer="layout" svg:x1="11cm" svg:y1="10cm" svg:x2="10.8cm" svg:y2="10cm">
            <text:p/>
          </draw:line>
          <draw:line draw:style-name="gr72" draw:text-style-name="P6" draw:layer="layout" svg:x1="11cm" svg:y1="9.1cm" svg:x2="10.8cm" svg:y2="9.1cm">
            <text:p/>
          </draw:line>
          <draw:line draw:style-name="gr72" draw:text-style-name="P6" draw:layer="layout" svg:x1="11cm" svg:y1="9cm" svg:x2="10.8cm" svg:y2="9cm">
            <text:p/>
          </draw:line>
          <draw:line draw:style-name="gr72" draw:text-style-name="P6" draw:layer="layout" svg:x1="11cm" svg:y1="9.3cm" svg:x2="10.8cm" svg:y2="9.3cm">
            <text:p/>
          </draw:line>
          <draw:line draw:style-name="gr72" draw:text-style-name="P6" draw:layer="layout" svg:x1="11cm" svg:y1="9.6cm" svg:x2="10.8cm" svg:y2="9.6cm">
            <text:p/>
          </draw:line>
          <draw:line draw:style-name="gr72" draw:text-style-name="P6" draw:layer="layout" svg:x1="11cm" svg:y1="8.5cm" svg:x2="10.8cm" svg:y2="8.5cm">
            <text:p/>
          </draw:line>
          <draw:line draw:style-name="gr72" draw:text-style-name="P6" draw:layer="layout" svg:x1="11cm" svg:y1="8cm" svg:x2="10.8cm" svg:y2="8cm">
            <text:p/>
          </draw:line>
          <draw:line draw:style-name="gr72" draw:text-style-name="P6" draw:layer="layout" svg:x1="11cm" svg:y1="7.1cm" svg:x2="10.8cm" svg:y2="7.1cm">
            <text:p/>
          </draw:line>
          <draw:line draw:style-name="gr72" draw:text-style-name="P6" draw:layer="layout" svg:x1="11cm" svg:y1="7cm" svg:x2="10.8cm" svg:y2="7cm">
            <text:p/>
          </draw:line>
          <draw:line draw:style-name="gr72" draw:text-style-name="P6" draw:layer="layout" svg:x1="11cm" svg:y1="7.3cm" svg:x2="10.8cm" svg:y2="7.3cm">
            <text:p/>
          </draw:line>
          <draw:line draw:style-name="gr72" draw:text-style-name="P6" draw:layer="layout" svg:x1="11cm" svg:y1="7.6cm" svg:x2="10.8cm" svg:y2="7.6cm">
            <text:p/>
          </draw:line>
          <draw:line draw:style-name="gr72" draw:text-style-name="P6" draw:layer="layout" svg:x1="11cm" svg:y1="6.5cm" svg:x2="10.8cm" svg:y2="6.5cm">
            <text:p/>
          </draw:line>
          <draw:line draw:style-name="gr72" draw:text-style-name="P6" draw:layer="layout" svg:x1="11cm" svg:y1="6cm" svg:x2="10.8cm" svg:y2="6cm">
            <text:p/>
          </draw:line>
          <draw:line draw:style-name="gr72" draw:text-style-name="P6" draw:layer="layout" svg:x1="11cm" svg:y1="5.1cm" svg:x2="10.8cm" svg:y2="5.1cm">
            <text:p/>
          </draw:line>
          <draw:line draw:style-name="gr72" draw:text-style-name="P6" draw:layer="layout" svg:x1="11cm" svg:y1="5cm" svg:x2="10.8cm" svg:y2="5cm">
            <text:p/>
          </draw:line>
          <draw:line draw:style-name="gr72" draw:text-style-name="P6" draw:layer="layout" svg:x1="11cm" svg:y1="5.3cm" svg:x2="10.8cm" svg:y2="5.3cm">
            <text:p/>
          </draw:line>
          <draw:line draw:style-name="gr72" draw:text-style-name="P6" draw:layer="layout" svg:x1="11cm" svg:y1="5.6cm" svg:x2="10.8cm" svg:y2="5.6cm">
            <text:p/>
          </draw:line>
          <draw:line draw:style-name="gr72" draw:text-style-name="P6" draw:layer="layout" svg:x1="11cm" svg:y1="4.5cm" svg:x2="10.8cm" svg:y2="4.5cm">
            <text:p/>
          </draw:line>
          <draw:line draw:style-name="gr72" draw:text-style-name="P6" draw:layer="layout" svg:x1="11cm" svg:y1="4cm" svg:x2="10.8cm" svg:y2="4cm">
            <text:p/>
          </draw:line>
          <draw:line draw:style-name="gr72" draw:text-style-name="P6" draw:layer="layout" svg:x1="11cm" svg:y1="3.3cm" svg:x2="10.8cm" svg:y2="3.3cm">
            <text:p/>
          </draw:line>
          <draw:line draw:style-name="gr72" draw:text-style-name="P6" draw:layer="layout" svg:x1="11cm" svg:y1="3.6cm" svg:x2="10.8cm" svg:y2="3.6cm">
            <text:p/>
          </draw:line>
        </draw:g>
        <draw:g>
          <draw:line draw:style-name="gr72" draw:text-style-name="P6" draw:layer="layout" svg:x1="11.5cm" svg:y1="11cm" svg:x2="11.5cm" svg:y2="11.2cm">
            <text:p/>
          </draw:line>
          <draw:line draw:style-name="gr72" draw:text-style-name="P6" draw:layer="layout" svg:x1="12cm" svg:y1="11cm" svg:x2="12cm" svg:y2="11.2cm">
            <text:p/>
          </draw:line>
          <draw:line draw:style-name="gr72" draw:text-style-name="P6" draw:layer="layout" svg:x1="12.9cm" svg:y1="11cm" svg:x2="12.9cm" svg:y2="11.2cm">
            <text:p/>
          </draw:line>
          <draw:line draw:style-name="gr72" draw:text-style-name="P6" draw:layer="layout" svg:x1="13cm" svg:y1="11cm" svg:x2="13cm" svg:y2="11.2cm">
            <text:p/>
          </draw:line>
          <draw:line draw:style-name="gr72" draw:text-style-name="P6" draw:layer="layout" svg:x1="12.7cm" svg:y1="11cm" svg:x2="12.7cm" svg:y2="11.2cm">
            <text:p/>
          </draw:line>
          <draw:line draw:style-name="gr72" draw:text-style-name="P6" draw:layer="layout" svg:x1="12.4cm" svg:y1="11cm" svg:x2="12.4cm" svg:y2="11.2cm">
            <text:p/>
          </draw:line>
          <draw:line draw:style-name="gr72" draw:text-style-name="P6" draw:layer="layout" svg:x1="13.5cm" svg:y1="11cm" svg:x2="13.5cm" svg:y2="11.2cm">
            <text:p/>
          </draw:line>
          <draw:line draw:style-name="gr72" draw:text-style-name="P6" draw:layer="layout" svg:x1="14cm" svg:y1="11cm" svg:x2="14cm" svg:y2="11.2cm">
            <text:p/>
          </draw:line>
          <draw:line draw:style-name="gr72" draw:text-style-name="P6" draw:layer="layout" svg:x1="14.9cm" svg:y1="11cm" svg:x2="14.9cm" svg:y2="11.2cm">
            <text:p/>
          </draw:line>
          <draw:line draw:style-name="gr72" draw:text-style-name="P6" draw:layer="layout" svg:x1="15cm" svg:y1="11cm" svg:x2="15cm" svg:y2="11.2cm">
            <text:p/>
          </draw:line>
          <draw:line draw:style-name="gr72" draw:text-style-name="P6" draw:layer="layout" svg:x1="14.7cm" svg:y1="11cm" svg:x2="14.7cm" svg:y2="11.2cm">
            <text:p/>
          </draw:line>
          <draw:line draw:style-name="gr72" draw:text-style-name="P6" draw:layer="layout" svg:x1="14.4cm" svg:y1="11cm" svg:x2="14.4cm" svg:y2="11.2cm">
            <text:p/>
          </draw:line>
          <draw:line draw:style-name="gr72" draw:text-style-name="P6" draw:layer="layout" svg:x1="15.5cm" svg:y1="11cm" svg:x2="15.5cm" svg:y2="11.2cm">
            <text:p/>
          </draw:line>
          <draw:line draw:style-name="gr72" draw:text-style-name="P6" draw:layer="layout" svg:x1="16cm" svg:y1="11cm" svg:x2="16cm" svg:y2="11.2cm">
            <text:p/>
          </draw:line>
          <draw:line draw:style-name="gr72" draw:text-style-name="P6" draw:layer="layout" svg:x1="16.9cm" svg:y1="11cm" svg:x2="16.9cm" svg:y2="11.2cm">
            <text:p/>
          </draw:line>
          <draw:line draw:style-name="gr72" draw:text-style-name="P6" draw:layer="layout" svg:x1="17cm" svg:y1="11cm" svg:x2="17cm" svg:y2="11.2cm">
            <text:p/>
          </draw:line>
          <draw:line draw:style-name="gr72" draw:text-style-name="P6" draw:layer="layout" svg:x1="16.7cm" svg:y1="11cm" svg:x2="16.7cm" svg:y2="11.2cm">
            <text:p/>
          </draw:line>
          <draw:line draw:style-name="gr72" draw:text-style-name="P6" draw:layer="layout" svg:x1="16.4cm" svg:y1="11cm" svg:x2="16.4cm" svg:y2="11.2cm">
            <text:p/>
          </draw:line>
          <draw:line draw:style-name="gr72" draw:text-style-name="P6" draw:layer="layout" svg:x1="17.5cm" svg:y1="11cm" svg:x2="17.5cm" svg:y2="11.2cm">
            <text:p/>
          </draw:line>
          <draw:line draw:style-name="gr72" draw:text-style-name="P6" draw:layer="layout" svg:x1="18cm" svg:y1="11cm" svg:x2="18cm" svg:y2="11.2cm">
            <text:p/>
          </draw:line>
          <draw:line draw:style-name="gr72" draw:text-style-name="P6" draw:layer="layout" svg:x1="18.7cm" svg:y1="11cm" svg:x2="18.7cm" svg:y2="11.2cm">
            <text:p/>
          </draw:line>
          <draw:line draw:style-name="gr72" draw:text-style-name="P6" draw:layer="layout" svg:x1="18.4cm" svg:y1="11cm" svg:x2="18.4cm" svg:y2="11.2cm">
            <text:p/>
          </draw:line>
        </draw:g>
        <draw:frame draw:style-name="gr73" draw:text-style-name="P20" draw:layer="layout" svg:width="1.946cm" svg:height="1.205cm" svg:x="7.6cm" svg:y="13.6cm">
          <draw:text-box>
            <text:p text:style-name="P3"><text:span text:style-name="T12">Discharges</text:span><text:span text:style-name="T12"><text:line-break/></text:span><text:span text:style-name="T12">C1 (and C2)</text:span></text:p>
          </draw:text-box>
        </draw:frame>
        <draw:line draw:style-name="gr74" draw:text-style-name="P6" draw:layer="layout" svg:x1="9.3cm" svg:y1="14.1cm" svg:x2="10.6cm" svg:y2="14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</draw:page>
      <draw:page draw:name="page4" draw:style-name="dp1" draw:master-page-name="Default">
        <draw:g>
          <draw:line draw:style-name="gr2" draw:text-style-name="P1" draw:layer="layout" svg:x1="13.4cm" svg:y1="7.9cm" svg:x2="13.4cm" svg:y2="8.9cm">
            <text:p/>
          </draw:line>
          <draw:line draw:style-name="gr2" draw:text-style-name="P1" draw:layer="layout" svg:x1="13.6cm" svg:y1="7.7cm" svg:x2="13.6cm" svg:y2="8.1cm">
            <text:p/>
          </draw:line>
          <draw:line draw:style-name="gr2" draw:text-style-name="P1" draw:layer="layout" svg:x1="13.6cm" svg:y1="8.2cm" svg:x2="13.6cm" svg:y2="8.6cm">
            <text:p/>
          </draw:line>
          <draw:line draw:style-name="gr2" draw:text-style-name="P1" draw:layer="layout" svg:x1="13.6cm" svg:y1="8.7cm" svg:x2="13.6cm" svg:y2="9.1cm">
            <text:p/>
          </draw:line>
          <draw:line draw:style-name="gr2" draw:text-style-name="P1" draw:layer="layout" svg:x1="13.6cm" svg:y1="8.9cm" svg:x2="14cm" svg:y2="8.9cm">
            <text:p/>
          </draw:line>
          <draw:line draw:style-name="gr2" draw:text-style-name="P1" draw:layer="layout" svg:x1="13.6cm" svg:y1="8.4cm" svg:x2="14cm" svg:y2="8.4cm">
            <text:p/>
          </draw:line>
          <draw:line draw:style-name="gr2" draw:text-style-name="P1" draw:layer="layout" svg:x1="14cm" svg:y1="9.4cm" svg:x2="14cm" svg:y2="8.4cm">
            <text:p/>
          </draw:line>
          <draw:line draw:style-name="gr2" draw:text-style-name="P1" draw:layer="layout" svg:x1="13.6cm" svg:y1="7.9cm" svg:x2="14cm" svg:y2="7.9cm">
            <text:p/>
          </draw:line>
          <draw:line draw:style-name="gr2" draw:text-style-name="P1" draw:layer="layout" svg:x1="14cm" svg:y1="7.9cm" svg:x2="14cm" svg:y2="7.4cm">
            <text:p/>
          </draw:line>
          <draw:line draw:style-name="gr2" draw:text-style-name="P1" draw:layer="layout" svg:x1="13cm" svg:y1="8.9cm" svg:x2="13.4cm" svg:y2="8.9cm">
            <text:p/>
          </draw:line>
          <draw:custom-shape draw:style-name="gr23" draw:text-style-name="P2" draw:layer="layout" svg:width="0.2cm" svg:height="0.2cm" draw:transform="rotate (1.5707963267949) translate (13.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8.6cm" svg:x2="18.3cm" svg:y2="8cm">
            <text:p/>
          </draw:line>
          <draw:custom-shape draw:style-name="gr75" draw:text-style-name="P21" draw:layer="layout" svg:width="0.2cm" svg:height="0.12cm" svg:x="18.2cm" svg:y="8.2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8.24cm" svg:x2="18.4cm" svg:y2="8.24cm">
            <text:p/>
          </draw:line>
          <draw:line draw:style-name="gr2" draw:text-style-name="P1" draw:layer="layout" svg:x1="18.3cm" svg:y1="8cm" svg:x2="18.3cm" svg:y2="7.8cm">
            <text:p/>
          </draw:line>
          <draw:line draw:style-name="gr2" draw:text-style-name="P1" draw:layer="layout" svg:x1="18.3cm" svg:y1="8.8cm" svg:x2="18.3cm" svg:y2="8.6cm">
            <text:p/>
          </draw:line>
          <draw:line draw:style-name="gr2" draw:text-style-name="P1" draw:layer="layout" svg:x1="18.3cm" svg:y1="7.8cm" svg:x2="18cm" svg:y2="7.8cm">
            <text:p/>
          </draw:line>
          <draw:g>
            <draw:line draw:style-name="gr2" draw:text-style-name="P1" draw:layer="layout" svg:x1="17.4cm" svg:y1="7.8cm" svg:x2="17.4cm" svg:y2="8.8cm">
              <text:p/>
            </draw:line>
            <draw:line draw:style-name="gr2" draw:text-style-name="P1" draw:layer="layout" svg:x1="17.6cm" svg:y1="7.6cm" svg:x2="17.6cm" svg:y2="8cm">
              <text:p/>
            </draw:line>
            <draw:line draw:style-name="gr2" draw:text-style-name="P1" draw:layer="layout" svg:x1="17.6cm" svg:y1="8.1cm" svg:x2="17.6cm" svg:y2="8.5cm">
              <text:p/>
            </draw:line>
            <draw:line draw:style-name="gr2" draw:text-style-name="P1" draw:layer="layout" svg:x1="17.6cm" svg:y1="8.6cm" svg:x2="17.6cm" svg:y2="9cm">
              <text:p/>
            </draw:line>
            <draw:line draw:style-name="gr2" draw:text-style-name="P1" draw:layer="layout" svg:x1="17.6cm" svg:y1="8.8cm" svg:x2="18cm" svg:y2="8.8cm">
              <text:p/>
            </draw:line>
            <draw:line draw:style-name="gr2" draw:text-style-name="P1" draw:layer="layout" svg:x1="17.6cm" svg:y1="8.3cm" svg:x2="18cm" svg:y2="8.3cm">
              <text:p/>
            </draw:line>
            <draw:line draw:style-name="gr2" draw:text-style-name="P1" draw:layer="layout" svg:x1="18cm" svg:y1="9.3cm" svg:x2="18cm" svg:y2="8.3cm">
              <text:p/>
            </draw:line>
            <draw:line draw:style-name="gr2" draw:text-style-name="P1" draw:layer="layout" svg:x1="17.6cm" svg:y1="7.8cm" svg:x2="18cm" svg:y2="7.8cm">
              <text:p/>
            </draw:line>
            <draw:line draw:style-name="gr2" draw:text-style-name="P1" draw:layer="layout" svg:x1="18cm" svg:y1="7.8cm" svg:x2="18cm" svg:y2="7.3cm">
              <text:p/>
            </draw:line>
            <draw:line draw:style-name="gr2" draw:text-style-name="P1" draw:layer="layout" svg:x1="17cm" svg:y1="8.8cm" svg:x2="17.4cm" svg:y2="8.8cm">
              <text:p/>
            </draw:line>
            <draw:custom-shape draw:style-name="gr23" draw:text-style-name="P2" draw:layer="layout" svg:width="0.2cm" svg:height="0.2cm" draw:transform="rotate (1.5707963267949) translate (17.7cm 8.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8.8cm" svg:x2="18cm" svg:y2="8.8cm">
            <text:p/>
          </draw:line>
        </draw:g>
        <draw:g>
          <draw:line draw:style-name="gr2" draw:text-style-name="P1" draw:layer="layout" svg:x1="15.4cm" svg:y1="8.8cm" svg:x2="15.4cm" svg:y2="7.8cm">
            <text:p/>
          </draw:line>
          <draw:line draw:style-name="gr2" draw:text-style-name="P1" draw:layer="layout" svg:x1="15.6cm" svg:y1="9cm" svg:x2="15.6cm" svg:y2="8.6cm">
            <text:p/>
          </draw:line>
          <draw:line draw:style-name="gr2" draw:text-style-name="P1" draw:layer="layout" svg:x1="15.6cm" svg:y1="8.5cm" svg:x2="15.6cm" svg:y2="8.1cm">
            <text:p/>
          </draw:line>
          <draw:line draw:style-name="gr2" draw:text-style-name="P1" draw:layer="layout" svg:x1="15.6cm" svg:y1="8cm" svg:x2="15.6cm" svg:y2="7.6cm">
            <text:p/>
          </draw:line>
          <draw:line draw:style-name="gr2" draw:text-style-name="P1" draw:layer="layout" svg:x1="15.6cm" svg:y1="7.8cm" svg:x2="16cm" svg:y2="7.8cm">
            <text:p/>
          </draw:line>
          <draw:line draw:style-name="gr2" draw:text-style-name="P1" draw:layer="layout" svg:x1="15.6cm" svg:y1="8.3cm" svg:x2="16cm" svg:y2="8.3cm">
            <text:p/>
          </draw:line>
          <draw:line draw:style-name="gr2" draw:text-style-name="P1" draw:layer="layout" svg:x1="16cm" svg:y1="7.3cm" svg:x2="16cm" svg:y2="8.3cm">
            <text:p/>
          </draw:line>
          <draw:line draw:style-name="gr2" draw:text-style-name="P1" draw:layer="layout" svg:x1="15.6cm" svg:y1="8.8cm" svg:x2="16cm" svg:y2="8.8cm">
            <text:p/>
          </draw:line>
          <draw:line draw:style-name="gr2" draw:text-style-name="P1" draw:layer="layout" svg:x1="16cm" svg:y1="8.8cm" svg:x2="16cm" svg:y2="9.3cm">
            <text:p/>
          </draw:line>
          <draw:line draw:style-name="gr2" draw:text-style-name="P1" draw:layer="layout" svg:x1="15cm" svg:y1="8.8cm" svg:x2="15.4cm" svg:y2="8.8cm">
            <text:p/>
          </draw:line>
          <draw:custom-shape draw:style-name="gr23" draw:text-style-name="P2" draw:layer="layout" svg:width="0.2cm" svg:height="0.2cm" draw:transform="rotate (1.5707963267949) translate (15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8.6cm" svg:x2="20.3cm" svg:y2="8cm">
              <text:p/>
            </draw:line>
            <draw:custom-shape draw:style-name="gr75" draw:text-style-name="P21" draw:layer="layout" svg:width="0.2cm" svg:height="0.12cm" svg:x="20.2cm" svg:y="8.2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8.24cm" svg:x2="20.4cm" svg:y2="8.24cm">
              <text:p/>
            </draw:line>
            <draw:line draw:style-name="gr2" draw:text-style-name="P1" draw:layer="layout" svg:x1="20.3cm" svg:y1="8cm" svg:x2="20.3cm" svg:y2="7.8cm">
              <text:p/>
            </draw:line>
            <draw:line draw:style-name="gr2" draw:text-style-name="P1" draw:layer="layout" svg:x1="20.3cm" svg:y1="8.8cm" svg:x2="20.3cm" svg:y2="8.6cm">
              <text:p/>
            </draw:line>
            <draw:line draw:style-name="gr2" draw:text-style-name="P1" draw:layer="layout" svg:x1="20.3cm" svg:y1="7.8cm" svg:x2="20cm" svg:y2="7.8cm">
              <text:p/>
            </draw:line>
            <draw:line draw:style-name="gr2" draw:text-style-name="P1" draw:layer="layout" svg:x1="20.3cm" svg:y1="8.8cm" svg:x2="20cm" svg:y2="8.8cm">
              <text:p/>
            </draw:line>
          </draw:g>
          <draw:line draw:style-name="gr2" draw:text-style-name="P1" draw:layer="layout" svg:x1="19.4cm" svg:y1="8.8cm" svg:x2="19.4cm" svg:y2="7.8cm">
            <text:p/>
          </draw:line>
          <draw:line draw:style-name="gr2" draw:text-style-name="P1" draw:layer="layout" svg:x1="19.6cm" svg:y1="9cm" svg:x2="19.6cm" svg:y2="8.6cm">
            <text:p/>
          </draw:line>
          <draw:line draw:style-name="gr2" draw:text-style-name="P1" draw:layer="layout" svg:x1="19.6cm" svg:y1="8.5cm" svg:x2="19.6cm" svg:y2="8.1cm">
            <text:p/>
          </draw:line>
          <draw:line draw:style-name="gr2" draw:text-style-name="P1" draw:layer="layout" svg:x1="19.6cm" svg:y1="8cm" svg:x2="19.6cm" svg:y2="7.6cm">
            <text:p/>
          </draw:line>
          <draw:line draw:style-name="gr2" draw:text-style-name="P1" draw:layer="layout" svg:x1="19.6cm" svg:y1="7.8cm" svg:x2="20cm" svg:y2="7.8cm">
            <text:p/>
          </draw:line>
          <draw:line draw:style-name="gr2" draw:text-style-name="P1" draw:layer="layout" svg:x1="19.6cm" svg:y1="8.3cm" svg:x2="20cm" svg:y2="8.3cm">
            <text:p/>
          </draw:line>
          <draw:line draw:style-name="gr2" draw:text-style-name="P1" draw:layer="layout" svg:x1="20cm" svg:y1="7.3cm" svg:x2="20cm" svg:y2="8.3cm">
            <text:p/>
          </draw:line>
          <draw:line draw:style-name="gr2" draw:text-style-name="P1" draw:layer="layout" svg:x1="19.6cm" svg:y1="8.8cm" svg:x2="20cm" svg:y2="8.8cm">
            <text:p/>
          </draw:line>
          <draw:line draw:style-name="gr2" draw:text-style-name="P1" draw:layer="layout" svg:x1="20cm" svg:y1="8.8cm" svg:x2="20cm" svg:y2="9.3cm">
            <text:p/>
          </draw:line>
          <draw:line draw:style-name="gr2" draw:text-style-name="P1" draw:layer="layout" svg:x1="19cm" svg:y1="8.8cm" svg:x2="19.4cm" svg:y2="8.8cm">
            <text:p/>
          </draw:line>
          <draw:custom-shape draw:style-name="gr23" draw:text-style-name="P2" draw:layer="layout" svg:width="0.2cm" svg:height="0.2cm" draw:transform="rotate (1.5707963267949) translate (19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9.5cm" svg:y1="5.6cm" svg:x2="19.5cm" svg:y2="6.2cm">
            <text:p/>
          </draw:line>
          <draw:line draw:style-name="gr2" draw:text-style-name="P1" draw:layer="layout" svg:x1="19.5cm" svg:y1="5.7cm" svg:x2="20cm" svg:y2="5.4cm">
            <text:p/>
          </draw:line>
          <draw:line draw:style-name="gr2" draw:text-style-name="P1" draw:layer="layout" svg:x1="19.5cm" svg:y1="6.1cm" svg:x2="20cm" svg:y2="6.4cm">
            <text:p/>
          </draw:line>
          <draw:line draw:style-name="gr2" draw:text-style-name="P1" draw:layer="layout" svg:x1="19cm" svg:y1="5.9cm" svg:x2="19.5cm" svg:y2="5.9cm">
            <text:p/>
          </draw:line>
          <draw:custom-shape draw:style-name="gr28" draw:text-style-name="P6" draw:layer="layout" svg:width="1cm" svg:height="1cm" svg:x="19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cm" svg:y1="4.9cm" svg:x2="20cm" svg:y2="5.4cm">
            <text:p/>
          </draw:line>
          <draw:line draw:style-name="gr2" draw:text-style-name="P1" draw:layer="layout" svg:x1="20cm" svg:y1="6.4cm" svg:x2="20cm" svg:y2="6.9cm">
            <text:p/>
          </draw:line>
          <draw:custom-shape draw:style-name="gr23" draw:text-style-name="P2" draw:layer="layout" svg:width="0.2cm" svg:height="0.2cm" draw:transform="rotate (-0.99413954193597) translate (19.771cm 5.41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11.1cm" svg:x2="20.3cm" svg:y2="10.5cm">
              <text:p/>
            </draw:line>
            <draw:custom-shape draw:style-name="gr75" draw:text-style-name="P21" draw:layer="layout" svg:width="0.2cm" svg:height="0.12cm" svg:x="20.2cm" svg:y="10.7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10.74cm" svg:x2="20.4cm" svg:y2="10.74cm">
              <text:p/>
            </draw:line>
            <draw:line draw:style-name="gr2" draw:text-style-name="P1" draw:layer="layout" svg:x1="20.3cm" svg:y1="10.5cm" svg:x2="20.3cm" svg:y2="10.3cm">
              <text:p/>
            </draw:line>
            <draw:line draw:style-name="gr2" draw:text-style-name="P1" draw:layer="layout" svg:x1="20.3cm" svg:y1="11.3cm" svg:x2="20.3cm" svg:y2="11.1cm">
              <text:p/>
            </draw:line>
            <draw:line draw:style-name="gr2" draw:text-style-name="P1" draw:layer="layout" svg:x1="20.3cm" svg:y1="10.3cm" svg:x2="20cm" svg:y2="10.3cm">
              <text:p/>
            </draw:line>
            <draw:line draw:style-name="gr2" draw:text-style-name="P1" draw:layer="layout" svg:x1="20.3cm" svg:y1="11.3cm" svg:x2="20cm" svg:y2="11.3cm">
              <text:p/>
            </draw:line>
          </draw:g>
          <draw:line draw:style-name="gr2" draw:text-style-name="P1" draw:layer="layout" svg:x1="19.4cm" svg:y1="11.3cm" svg:x2="19.4cm" svg:y2="10.3cm">
            <text:p/>
          </draw:line>
          <draw:line draw:style-name="gr2" draw:text-style-name="P1" draw:layer="layout" svg:x1="19.6cm" svg:y1="11.5cm" svg:x2="19.6cm" svg:y2="10.1cm">
            <text:p/>
          </draw:line>
          <draw:line draw:style-name="gr2" draw:text-style-name="P1" draw:layer="layout" svg:x1="19.6cm" svg:y1="10.3cm" svg:x2="20cm" svg:y2="10.3cm">
            <text:p/>
          </draw:line>
          <draw:line draw:style-name="gr2" draw:text-style-name="P1" draw:layer="layout" svg:x1="19.6cm" svg:y1="10.8cm" svg:x2="20cm" svg:y2="10.8cm">
            <text:p/>
          </draw:line>
          <draw:line draw:style-name="gr2" draw:text-style-name="P1" draw:layer="layout" svg:x1="20cm" svg:y1="9.8cm" svg:x2="20cm" svg:y2="10.8cm">
            <text:p/>
          </draw:line>
          <draw:line draw:style-name="gr2" draw:text-style-name="P1" draw:layer="layout" svg:x1="19.6cm" svg:y1="11.3cm" svg:x2="20cm" svg:y2="11.3cm">
            <text:p/>
          </draw:line>
          <draw:line draw:style-name="gr2" draw:text-style-name="P1" draw:layer="layout" svg:x1="20cm" svg:y1="11.3cm" svg:x2="20cm" svg:y2="11.8cm">
            <text:p/>
          </draw:line>
          <draw:line draw:style-name="gr2" draw:text-style-name="P1" draw:layer="layout" svg:x1="19cm" svg:y1="11.3cm" svg:x2="19.4cm" svg:y2="11.3cm">
            <text:p/>
          </draw:line>
          <draw:custom-shape draw:style-name="gr23" draw:text-style-name="P2" draw:layer="layout" svg:width="0.2cm" svg:height="0.2cm" draw:transform="rotate (1.5707963267949) translate (19.7cm 10.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11.1cm" svg:x2="18.3cm" svg:y2="10.5cm">
            <text:p/>
          </draw:line>
          <draw:custom-shape draw:style-name="gr75" draw:text-style-name="P21" draw:layer="layout" svg:width="0.2cm" svg:height="0.12cm" svg:x="18.2cm" svg:y="10.7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10.74cm" svg:x2="18.4cm" svg:y2="10.74cm">
            <text:p/>
          </draw:line>
          <draw:line draw:style-name="gr2" draw:text-style-name="P1" draw:layer="layout" svg:x1="18.3cm" svg:y1="10.5cm" svg:x2="18.3cm" svg:y2="10.3cm">
            <text:p/>
          </draw:line>
          <draw:line draw:style-name="gr2" draw:text-style-name="P1" draw:layer="layout" svg:x1="18.3cm" svg:y1="11.3cm" svg:x2="18.3cm" svg:y2="11.1cm">
            <text:p/>
          </draw:line>
          <draw:line draw:style-name="gr2" draw:text-style-name="P1" draw:layer="layout" svg:x1="18.3cm" svg:y1="10.3cm" svg:x2="18cm" svg:y2="10.3cm">
            <text:p/>
          </draw:line>
          <draw:g>
            <draw:line draw:style-name="gr2" draw:text-style-name="P1" draw:layer="layout" svg:x1="17.4cm" svg:y1="10.3cm" svg:x2="17.4cm" svg:y2="11.3cm">
              <text:p/>
            </draw:line>
            <draw:line draw:style-name="gr2" draw:text-style-name="P1" draw:layer="layout" svg:x1="17.6cm" svg:y1="10.1cm" svg:x2="17.6cm" svg:y2="11.5cm">
              <text:p/>
            </draw:line>
            <draw:line draw:style-name="gr2" draw:text-style-name="P1" draw:layer="layout" svg:x1="17.6cm" svg:y1="11.3cm" svg:x2="18cm" svg:y2="11.3cm">
              <text:p/>
            </draw:line>
            <draw:line draw:style-name="gr2" draw:text-style-name="P1" draw:layer="layout" svg:x1="17.6cm" svg:y1="10.8cm" svg:x2="18cm" svg:y2="10.8cm">
              <text:p/>
            </draw:line>
            <draw:line draw:style-name="gr2" draw:text-style-name="P1" draw:layer="layout" svg:x1="18cm" svg:y1="11.8cm" svg:x2="18cm" svg:y2="10.8cm">
              <text:p/>
            </draw:line>
            <draw:line draw:style-name="gr2" draw:text-style-name="P1" draw:layer="layout" svg:x1="17.6cm" svg:y1="10.3cm" svg:x2="18cm" svg:y2="10.3cm">
              <text:p/>
            </draw:line>
            <draw:line draw:style-name="gr2" draw:text-style-name="P1" draw:layer="layout" svg:x1="18cm" svg:y1="10.3cm" svg:x2="18cm" svg:y2="9.8cm">
              <text:p/>
            </draw:line>
            <draw:line draw:style-name="gr2" draw:text-style-name="P1" draw:layer="layout" svg:x1="17cm" svg:y1="11.3cm" svg:x2="17.4cm" svg:y2="11.3cm">
              <text:p/>
            </draw:line>
            <draw:custom-shape draw:style-name="gr23" draw:text-style-name="P2" draw:layer="layout" svg:width="0.2cm" svg:height="0.2cm" draw:transform="rotate (1.5707963267949) translate (17.7cm 10.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11.3cm" svg:x2="18cm" svg:y2="11.3cm">
            <text:p/>
          </draw:line>
        </draw:g>
        <draw:g>
          <draw:line draw:style-name="gr2" draw:text-style-name="P1" draw:layer="layout" svg:x1="13.4cm" svg:y1="10.3cm" svg:x2="13.4cm" svg:y2="11.3cm">
            <text:p/>
          </draw:line>
          <draw:line draw:style-name="gr2" draw:text-style-name="P1" draw:layer="layout" svg:x1="13.6cm" svg:y1="10.1cm" svg:x2="13.6cm" svg:y2="11.5cm">
            <text:p/>
          </draw:line>
          <draw:line draw:style-name="gr2" draw:text-style-name="P1" draw:layer="layout" svg:x1="13.6cm" svg:y1="11.3cm" svg:x2="14cm" svg:y2="11.3cm">
            <text:p/>
          </draw:line>
          <draw:line draw:style-name="gr2" draw:text-style-name="P1" draw:layer="layout" svg:x1="14cm" svg:y1="11.8cm" svg:x2="14cm" svg:y2="11.3cm">
            <text:p/>
          </draw:line>
          <draw:line draw:style-name="gr2" draw:text-style-name="P1" draw:layer="layout" svg:x1="13.6cm" svg:y1="10.3cm" svg:x2="14cm" svg:y2="10.3cm">
            <text:p/>
          </draw:line>
          <draw:line draw:style-name="gr2" draw:text-style-name="P1" draw:layer="layout" svg:x1="14cm" svg:y1="10.3cm" svg:x2="14cm" svg:y2="9.8cm">
            <text:p/>
          </draw:line>
          <draw:line draw:style-name="gr2" draw:text-style-name="P1" draw:layer="layout" svg:x1="13cm" svg:y1="10.8cm" svg:x2="13.4cm" svg:y2="10.8cm">
            <text:p/>
          </draw:line>
          <draw:custom-shape draw:style-name="gr23" draw:text-style-name="P2" draw:layer="layout" svg:width="0.2cm" svg:height="0.2cm" draw:transform="rotate (-1.5707963267949) translate (14cm 11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5.4cm" svg:y1="10.3cm" svg:x2="15.4cm" svg:y2="11.3cm">
            <text:p/>
          </draw:line>
          <draw:line draw:style-name="gr2" draw:text-style-name="P1" draw:layer="layout" svg:x1="15.6cm" svg:y1="10.1cm" svg:x2="15.6cm" svg:y2="11.5cm">
            <text:p/>
          </draw:line>
          <draw:line draw:style-name="gr2" draw:text-style-name="P1" draw:layer="layout" svg:x1="15.6cm" svg:y1="11.3cm" svg:x2="16cm" svg:y2="11.3cm">
            <text:p/>
          </draw:line>
          <draw:line draw:style-name="gr2" draw:text-style-name="P1" draw:layer="layout" svg:x1="16cm" svg:y1="11.8cm" svg:x2="16cm" svg:y2="11.3cm">
            <text:p/>
          </draw:line>
          <draw:line draw:style-name="gr2" draw:text-style-name="P1" draw:layer="layout" svg:x1="15.6cm" svg:y1="10.3cm" svg:x2="16cm" svg:y2="10.3cm">
            <text:p/>
          </draw:line>
          <draw:line draw:style-name="gr2" draw:text-style-name="P1" draw:layer="layout" svg:x1="16cm" svg:y1="10.3cm" svg:x2="16cm" svg:y2="9.8cm">
            <text:p/>
          </draw:line>
          <draw:line draw:style-name="gr2" draw:text-style-name="P1" draw:layer="layout" svg:x1="15cm" svg:y1="10.8cm" svg:x2="15.4cm" svg:y2="10.8cm">
            <text:p/>
          </draw:line>
          <draw:custom-shape draw:style-name="gr23" draw:text-style-name="P2" draw:layer="layout" svg:width="0.2cm" svg:height="0.2cm" draw:transform="rotate (-1.5707963267949) translate (15.8cm 10.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7.5cm" svg:y1="5.6cm" svg:x2="17.5cm" svg:y2="6.2cm">
            <text:p/>
          </draw:line>
          <draw:line draw:style-name="gr2" draw:text-style-name="P1" draw:layer="layout" svg:x1="17.5cm" svg:y1="5.7cm" svg:x2="18cm" svg:y2="5.4cm">
            <text:p/>
          </draw:line>
          <draw:line draw:style-name="gr2" draw:text-style-name="P1" draw:layer="layout" svg:x1="17.5cm" svg:y1="6.1cm" svg:x2="18cm" svg:y2="6.4cm">
            <text:p/>
          </draw:line>
          <draw:line draw:style-name="gr2" draw:text-style-name="P1" draw:layer="layout" svg:x1="17cm" svg:y1="5.9cm" svg:x2="17.5cm" svg:y2="5.9cm">
            <text:p/>
          </draw:line>
          <draw:custom-shape draw:style-name="gr28" draw:text-style-name="P6" draw:layer="layout" svg:width="1cm" svg:height="1cm" svg:x="17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8cm" svg:y1="4.9cm" svg:x2="18cm" svg:y2="5.4cm">
            <text:p/>
          </draw:line>
          <draw:line draw:style-name="gr2" draw:text-style-name="P1" draw:layer="layout" svg:x1="18cm" svg:y1="6.4cm" svg:x2="18cm" svg:y2="6.9cm">
            <text:p/>
          </draw:line>
          <draw:custom-shape draw:style-name="gr23" draw:text-style-name="P2" draw:layer="layout" svg:width="0.2cm" svg:height="0.2cm" draw:transform="rotate (1.03044239037745) translate (17.6cm 6.26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5.5cm" svg:y1="5.6cm" svg:x2="15.5cm" svg:y2="6.2cm">
            <text:p/>
          </draw:line>
          <draw:line draw:style-name="gr2" draw:text-style-name="P1" draw:layer="layout" svg:x1="15.5cm" svg:y1="5.7cm" svg:x2="16cm" svg:y2="5.4cm">
            <text:p/>
          </draw:line>
          <draw:line draw:style-name="gr2" draw:text-style-name="P1" draw:layer="layout" svg:x1="15.5cm" svg:y1="6.1cm" svg:x2="16cm" svg:y2="6.4cm">
            <text:p/>
          </draw:line>
          <draw:line draw:style-name="gr2" draw:text-style-name="P1" draw:layer="layout" svg:x1="15cm" svg:y1="5.9cm" svg:x2="15.5cm" svg:y2="5.9cm">
            <text:p/>
          </draw:line>
          <draw:line draw:style-name="gr2" draw:text-style-name="P1" draw:layer="layout" svg:x1="16cm" svg:y1="4.9cm" svg:x2="16cm" svg:y2="5.4cm">
            <text:p/>
          </draw:line>
          <draw:line draw:style-name="gr2" draw:text-style-name="P1" draw:layer="layout" svg:x1="16cm" svg:y1="6.4cm" svg:x2="16cm" svg:y2="6.9cm">
            <text:p/>
          </draw:line>
          <draw:custom-shape draw:style-name="gr23" draw:text-style-name="P2" draw:layer="layout" svg:width="0.2cm" svg:height="0.2cm" draw:transform="rotate (-0.99413954193597) translate (15.777cm 5.40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13.5cm" svg:y1="5.6cm" svg:x2="13.5cm" svg:y2="6.2cm">
              <text:p/>
            </draw:line>
            <draw:line draw:style-name="gr2" draw:text-style-name="P1" draw:layer="layout" svg:x1="13.5cm" svg:y1="5.7cm" svg:x2="14cm" svg:y2="5.4cm">
              <text:p/>
            </draw:line>
            <draw:line draw:style-name="gr2" draw:text-style-name="P1" draw:layer="layout" svg:x1="13.5cm" svg:y1="6.1cm" svg:x2="14cm" svg:y2="6.4cm">
              <text:p/>
            </draw:line>
            <draw:line draw:style-name="gr2" draw:text-style-name="P1" draw:layer="layout" svg:x1="13cm" svg:y1="5.9cm" svg:x2="13.5cm" svg:y2="5.9cm">
              <text:p/>
            </draw:line>
            <draw:line draw:style-name="gr2" draw:text-style-name="P1" draw:layer="layout" svg:x1="14cm" svg:y1="4.9cm" svg:x2="14cm" svg:y2="5.4cm">
              <text:p/>
            </draw:line>
            <draw:line draw:style-name="gr2" draw:text-style-name="P1" draw:layer="layout" svg:x1="14cm" svg:y1="6.4cm" svg:x2="14cm" svg:y2="6.9cm">
              <text:p/>
            </draw:line>
            <draw:custom-shape draw:style-name="gr23" draw:text-style-name="P2" draw:layer="layout" svg:width="0.2cm" svg:height="0.2cm" draw:transform="rotate (1.03044239037745) translate (13.626cm 6.272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76" draw:text-style-name="P1" draw:layer="layout" svg:x1="21cm" svg:y1="7cm" svg:x2="12cm" svg:y2="7cm">
          <text:p/>
        </draw:line>
        <draw:g>
          <draw:line draw:style-name="gr2" draw:text-style-name="P1" draw:layer="layout" svg:x1="15.6cm" svg:y1="12.5cm" svg:x2="15.6cm" svg:y2="13.9cm">
            <text:p/>
          </draw:line>
          <draw:line draw:style-name="gr2" draw:text-style-name="P1" draw:layer="layout" svg:x1="15.6cm" svg:y1="13.7cm" svg:x2="16cm" svg:y2="13.7cm">
            <text:p/>
          </draw:line>
          <draw:line draw:style-name="gr2" draw:text-style-name="P1" draw:layer="layout" svg:x1="16cm" svg:y1="14.2cm" svg:x2="16cm" svg:y2="13.7cm">
            <text:p/>
          </draw:line>
          <draw:line draw:style-name="gr2" draw:text-style-name="P1" draw:layer="layout" svg:x1="15.6cm" svg:y1="12.7cm" svg:x2="16cm" svg:y2="12.7cm">
            <text:p/>
          </draw:line>
          <draw:line draw:style-name="gr2" draw:text-style-name="P1" draw:layer="layout" svg:x1="16cm" svg:y1="12.7cm" svg:x2="16cm" svg:y2="12.2cm">
            <text:p/>
          </draw:line>
          <draw:line draw:style-name="gr2" draw:text-style-name="P1" draw:layer="layout" svg:x1="15cm" svg:y1="13.2cm" svg:x2="15.6cm" svg:y2="13.2cm">
            <text:p/>
          </draw:line>
          <draw:custom-shape draw:style-name="gr23" draw:text-style-name="P2" draw:layer="layout" svg:width="0.2cm" svg:height="0.2cm" draw:transform="rotate (-1.5707963267949) translate (15.5cm 13.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7" draw:text-style-name="P23" draw:layer="layout" svg:width="1.298cm" svg:height="0.569cm" svg:x="11.402cm" svg:y="12.9cm">
          <draw:text-box>
            <text:p text:style-name="P22"><text:span text:style-name="T2">JFETs</text:span></text:p>
          </draw:text-box>
        </draw:frame>
        <draw:frame draw:style-name="gr78" draw:text-style-name="P23" draw:layer="layout" svg:width="0.985cm" svg:height="0.489cm" svg:x="15.4cm" svg:y="11.811cm">
          <draw:text-box>
            <text:p text:style-name="P24"><text:span text:style-name="T1">P-Ch</text:span></text:p>
          </draw:text-box>
        </draw:frame>
        <draw:g>
          <draw:line draw:style-name="gr2" draw:text-style-name="P1" draw:layer="layout" svg:x1="13.6cm" svg:y1="12.5cm" svg:x2="13.6cm" svg:y2="13.9cm">
            <text:p/>
          </draw:line>
          <draw:line draw:style-name="gr2" draw:text-style-name="P1" draw:layer="layout" svg:x1="13.6cm" svg:y1="13.7cm" svg:x2="14cm" svg:y2="13.7cm">
            <text:p/>
          </draw:line>
          <draw:line draw:style-name="gr2" draw:text-style-name="P1" draw:layer="layout" svg:x1="14cm" svg:y1="14.2cm" svg:x2="14cm" svg:y2="13.7cm">
            <text:p/>
          </draw:line>
          <draw:line draw:style-name="gr2" draw:text-style-name="P1" draw:layer="layout" svg:x1="13.6cm" svg:y1="12.7cm" svg:x2="14cm" svg:y2="12.7cm">
            <text:p/>
          </draw:line>
          <draw:line draw:style-name="gr2" draw:text-style-name="P1" draw:layer="layout" svg:x1="14cm" svg:y1="12.7cm" svg:x2="14cm" svg:y2="12.2cm">
            <text:p/>
          </draw:line>
          <draw:line draw:style-name="gr2" draw:text-style-name="P1" draw:layer="layout" svg:x1="13cm" svg:y1="13.2cm" svg:x2="13.622cm" svg:y2="13.2cm">
            <text:p/>
          </draw:line>
          <draw:custom-shape draw:style-name="gr23" draw:text-style-name="P2" draw:layer="layout" svg:width="0.2cm" svg:height="0.2cm" draw:transform="rotate (-1.5707963267949) translate (13.5cm 13.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9" draw:text-style-name="P23" draw:layer="layout" svg:width="0.997cm" svg:height="0.489cm" svg:x="13.4cm" svg:y="11.811cm">
          <draw:text-box>
            <text:p text:style-name="P24"><text:span text:style-name="T1">N-Ch</text:span></text:p>
          </draw:text-box>
        </draw:frame>
        <draw:frame draw:style-name="gr80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81" draw:text-style-name="P23" draw:layer="layout" svg:width="2.25cm" svg:height="1.205cm" svg:x="10.85cm" svg:y="8.095cm">
          <draw:text-box>
            <text:p text:style-name="P22"><text:span text:style-name="T2">MOSFETs: </text:span><text:span text:style-name="T2"><text:line-break/></text:span><text:span text:style-name="T2">Enhancement</text:span></text:p>
            <text:p text:style-name="P22"><text:span text:style-name="T2">Mode</text:span></text:p>
          </draw:text-box>
        </draw:frame>
        <draw:frame draw:style-name="gr82" draw:text-style-name="P23" draw:layer="layout" svg:width="1.882cm" svg:height="1.205cm" svg:x="11.018cm" svg:y="10.195cm">
          <draw:text-box>
            <text:p text:style-name="P25"><text:span text:style-name="T13">MOSFETs:</text:span><text:span text:style-name="T13"><text:line-break/></text:span><text:span text:style-name="T13">Depletion</text:span></text:p>
            <text:p text:style-name="P25"><text:span text:style-name="T13">Mode</text:span></text:p>
          </draw:text-box>
        </draw:frame>
        <draw:frame draw:style-name="gr79" draw:text-style-name="P23" draw:layer="layout" svg:width="0.997cm" svg:height="0.489cm" svg:x="13.403cm" svg:y="7cm">
          <draw:text-box>
            <text:p text:style-name="P24"><text:span text:style-name="T1">N-Ch</text:span></text:p>
          </draw:text-box>
        </draw:frame>
        <draw:frame draw:style-name="gr79" draw:text-style-name="P23" draw:layer="layout" svg:width="2.242cm" svg:height="0.489cm" svg:x="16.7cm" svg:y="6.911cm">
          <draw:text-box>
            <text:p text:style-name="P24"><text:span text:style-name="T1">N-Ch (body diode)</text:span></text:p>
          </draw:text-box>
        </draw:frame>
        <draw:frame draw:style-name="gr79" draw:text-style-name="P23" draw:layer="layout" svg:width="2.229cm" svg:height="0.489cm" svg:x="18.758cm" svg:y="6.911cm">
          <draw:text-box>
            <text:p text:style-name="P24"><text:span text:style-name="T1">P-Ch (body diode)</text:span></text:p>
          </draw:text-box>
        </draw:frame>
        <draw:frame draw:style-name="gr78" draw:text-style-name="P23" draw:layer="layout" svg:width="0.985cm" svg:height="0.489cm" svg:x="15.415cm" svg:y="6.9cm">
          <draw:text-box>
            <text:p text:style-name="P24"><text:span text:style-name="T1">P-Ch</text:span></text:p>
          </draw:text-box>
        </draw:frame>
        <draw:frame draw:style-name="gr79" draw:text-style-name="P23" draw:layer="layout" svg:width="0.997cm" svg:height="0.489cm" svg:x="13.4cm" svg:y="9.411cm">
          <draw:text-box>
            <text:p text:style-name="P24"><text:span text:style-name="T1">N-Ch</text:span></text:p>
          </draw:text-box>
        </draw:frame>
        <draw:frame draw:style-name="gr78" draw:text-style-name="P23" draw:layer="layout" svg:width="0.985cm" svg:height="0.489cm" svg:x="15.4cm" svg:y="9.411cm">
          <draw:text-box>
            <text:p text:style-name="P24"><text:span text:style-name="T1">P-Ch</text:span></text:p>
          </draw:text-box>
        </draw:frame>
        <draw:frame draw:style-name="gr79" draw:text-style-name="P23" draw:layer="layout" svg:width="2.242cm" svg:height="0.489cm" svg:x="16.7cm" svg:y="9.4cm">
          <draw:text-box>
            <text:p text:style-name="P24"><text:span text:style-name="T1">N-Ch (body diode)</text:span></text:p>
          </draw:text-box>
        </draw:frame>
        <draw:frame draw:style-name="gr79" draw:text-style-name="P23" draw:layer="layout" svg:width="2.229cm" svg:height="0.489cm" svg:x="18.8cm" svg:y="9.4cm">
          <draw:text-box>
            <text:p text:style-name="P24"><text:span text:style-name="T1">P-Ch (body diode)</text:span></text:p>
          </draw:text-box>
        </draw:frame>
        <draw:frame draw:style-name="gr79" draw:text-style-name="P23" draw:layer="layout" svg:width="0.947cm" svg:height="0.489cm" svg:x="13.4cm" svg:y="4.511cm">
          <draw:text-box>
            <text:p text:style-name="P24"><text:span text:style-name="T1">NPN</text:span></text:p>
          </draw:text-box>
        </draw:frame>
        <draw:frame draw:style-name="gr83" draw:text-style-name="P23" draw:layer="layout" svg:width="0.934cm" svg:height="0.5cm" svg:x="15.453cm" svg:y="4.5cm">
          <draw:text-box>
            <text:p text:style-name="P24"><text:span text:style-name="T1">PNP</text:span></text:p>
          </draw:text-box>
        </draw:frame>
        <draw:frame draw:style-name="gr83" draw:text-style-name="P23" draw:layer="layout" svg:width="2.064cm" svg:height="0.5cm" svg:x="18.8cm" svg:y="4.5cm">
          <draw:text-box>
            <text:p text:style-name="P24"><text:span text:style-name="T1">PNP (with circle)</text:span></text:p>
          </draw:text-box>
        </draw:frame>
        <draw:frame draw:style-name="gr79" draw:text-style-name="P23" draw:layer="layout" svg:width="2.081cm" svg:height="0.489cm" svg:x="16.7cm" svg:y="4.511cm">
          <draw:text-box>
            <text:p text:style-name="P24"><text:span text:style-name="T1">NPN (with circle)</text:span></text:p>
          </draw:text-box>
        </draw:frame>
        <draw:frame draw:style-name="gr84" draw:text-style-name="P27" draw:layer="layout" svg:width="1.124cm" svg:height="0.569cm" svg:x="11.376cm" svg:y="5.6cm">
          <draw:text-box>
            <text:p text:style-name="P26"><text:span text:style-name="T2">BJTs</text:span></text:p>
          </draw:text-box>
        </draw:frame>
        <draw:line draw:style-name="gr76" draw:text-style-name="P1" draw:layer="layout" svg:x1="21cm" svg:y1="9.5cm" svg:x2="12cm" svg:y2="9.5cm">
          <text:p/>
        </draw:line>
        <draw:line draw:style-name="gr76" draw:text-style-name="P1" draw:layer="layout" svg:x1="21cm" svg:y1="11.9cm" svg:x2="12cm" svg:y2="11.9cm">
          <text:p/>
        </draw:line>
      </draw:page>
      <draw:page draw:name="page5" draw:style-name="dp1" draw:master-page-name="Default">
        <draw:frame draw:style-name="gr80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39" draw:text-style-name="P17" draw:layer="layout" svg:width="1.014cm" svg:height="0.467cm" svg:x="19.527cm" svg:y="8.774cm">
            <draw:text-box>
              <text:p text:style-name="P3"><text:span text:style-name="T11">V</text:span><text:span text:style-name="T14">IN</text:span></text:p>
            </draw:text-box>
          </draw:frame>
          <draw:frame draw:style-name="gr41" draw:text-style-name="P17" draw:layer="layout" svg:width="0.972cm" svg:height="0.5cm" svg:x="20.019cm" svg:y="9.509cm">
            <draw:text-box>
              <text:p text:style-name="P3"><text:span text:style-name="T11">ADJ</text:span></text:p>
            </draw:text-box>
          </draw:frame>
          <draw:frame draw:style-name="gr85" draw:text-style-name="P17" draw:layer="layout" svg:width="0.862cm" svg:height="0.5cm" svg:x="20.591cm" svg:y="8.757cm">
            <draw:text-box>
              <text:p text:style-name="P3"><text:span text:style-name="T11">V</text:span><text:span text:style-name="T14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1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86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39" draw:text-style-name="P17" draw:layer="layout" svg:width="1.014cm" svg:height="0.467cm" svg:x="15.527cm" svg:y="8.774cm">
            <draw:text-box>
              <text:p text:style-name="P3"><text:span text:style-name="T11">V</text:span><text:span text:style-name="T14">IN</text:span></text:p>
            </draw:text-box>
          </draw:frame>
          <draw:frame draw:style-name="gr41" draw:text-style-name="P17" draw:layer="layout" svg:width="0.972cm" svg:height="0.5cm" svg:x="16.019cm" svg:y="9.509cm">
            <draw:text-box>
              <text:p text:style-name="P3"><text:span text:style-name="T11">GND</text:span></text:p>
            </draw:text-box>
          </draw:frame>
          <draw:frame draw:style-name="gr85" draw:text-style-name="P17" draw:layer="layout" svg:width="0.862cm" svg:height="0.5cm" svg:x="16.591cm" svg:y="8.757cm">
            <draw:text-box>
              <text:p text:style-name="P3"><text:span text:style-name="T11">V</text:span><text:span text:style-name="T14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1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87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88" draw:text-style-name="P14" draw:layer="layout" svg:width="0.832cm" svg:height="0.878cm" svg:x="18.889cm" svg:y="14.565cm">
            <draw:text-box>
              <text:p><text:span text:style-name="T15">+</text:span></text:p>
            </draw:text-box>
          </draw:frame>
          <draw:frame draw:style-name="gr89" draw:text-style-name="P29" draw:layer="layout" svg:width="0.688cm" svg:height="0.878cm" svg:x="18.94cm" svg:y="15.525cm">
            <draw:text-box>
              <text:p text:style-name="P28"><text:span text:style-name="T15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0" draw:text-style-name="P9" draw:layer="layout" svg:width="0.658cm" svg:height="0.613cm" svg:x="17.669cm" svg:y="16.7cm">
          <draw:text-box>
            <text:p text:style-name="P3"><text:span text:style-name="T16">2.5V</text:span></text:p>
          </draw:text-box>
        </draw:frame>
        <draw:line draw:style-name="gr2" draw:text-style-name="P10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28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7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2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87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93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94" draw:text-style-name="P30" draw:layer="layout" svg:width="0.616cm" svg:height="0.613cm" svg:x="14.7cm" svg:y="17.087cm">
          <draw:text-box>
            <text:p text:style-name="P3"><text:span text:style-name="T17">Anode</text:span></text:p>
          </draw:text-box>
        </draw:frame>
        <draw:frame draw:style-name="gr95" draw:text-style-name="P30" draw:layer="layout" svg:width="0.806cm" svg:height="0.613cm" svg:x="14.594cm" svg:y="14.3cm">
          <draw:text-box>
            <text:p text:style-name="P3"><text:span text:style-name="T17">Cathode</text:span></text:p>
          </draw:text-box>
        </draw:frame>
        <draw:frame draw:style-name="gr27" draw:text-style-name="P30" draw:layer="layout" svg:width="0.407cm" svg:height="0.613cm" svg:x="13.4cm" svg:y="15.8cm">
          <draw:text-box>
            <text:p text:style-name="P3"><text:span text:style-name="T17">Ref</text:span></text:p>
          </draw:text-box>
        </draw:frame>
        <draw:frame draw:style-name="gr27" draw:text-style-name="P30" draw:layer="layout" svg:width="0.407cm" svg:height="0.613cm" svg:x="16.393cm" svg:y="14.687cm">
          <draw:text-box>
            <text:p text:style-name="P3"><text:span text:style-name="T17">Ref</text:span></text:p>
          </draw:text-box>
        </draw:frame>
        <draw:frame draw:style-name="gr95" draw:text-style-name="P30" draw:layer="layout" svg:width="0.806cm" svg:height="0.613cm" svg:x="19.6cm" svg:y="12.4cm">
          <draw:text-box>
            <text:p text:style-name="P3"><text:span text:style-name="T17">Cathode</text:span></text:p>
          </draw:text-box>
        </draw:frame>
        <draw:frame draw:style-name="gr94" draw:text-style-name="P30" draw:layer="layout" svg:width="0.616cm" svg:height="0.613cm" svg:x="19.7cm" svg:y="19cm">
          <draw:text-box>
            <text:p text:style-name="P3"><text:span text:style-name="T17">Anode</text:span></text:p>
          </draw:text-box>
        </draw:frame>
        <draw:frame draw:style-name="gr96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96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  <draw:page draw:name="page6" draw:style-name="dp1" draw:master-page-name="Default">
        <draw:g>
          <draw:line draw:style-name="gr2" draw:text-style-name="P1" draw:layer="layout" svg:x1="3.5cm" svg:y1="2.51cm" svg:x2="3.5cm" svg:y2="4.51cm">
            <text:p/>
          </draw:line>
          <draw:line draw:style-name="gr2" draw:text-style-name="P1" draw:layer="layout" svg:x1="3.5cm" svg:y1="2.51cm" svg:x2="5.5cm" svg:y2="3.51cm">
            <text:p/>
          </draw:line>
          <draw:line draw:style-name="gr2" draw:text-style-name="P1" draw:layer="layout" svg:x1="3.5cm" svg:y1="4.51cm" svg:x2="5.5cm" svg:y2="3.51cm">
            <text:p/>
          </draw:line>
          <draw:frame draw:style-name="gr88" draw:text-style-name="P14" draw:layer="layout" svg:width="0.832cm" svg:height="0.878cm" svg:x="3.389cm" svg:y="2.575cm">
            <draw:text-box>
              <text:p><text:span text:style-name="T15">+</text:span></text:p>
            </draw:text-box>
          </draw:frame>
          <draw:frame draw:style-name="gr89" draw:text-style-name="P29" draw:layer="layout" svg:width="0.688cm" svg:height="0.878cm" svg:x="3.44cm" svg:y="3.535cm">
            <draw:text-box>
              <text:p text:style-name="P28"><text:span text:style-name="T15">-</text:span></text:p>
            </draw:text-box>
          </draw:frame>
          <draw:line draw:style-name="gr2" draw:text-style-name="P1" draw:layer="layout" svg:x1="3cm" svg:y1="3.01cm" svg:x2="3.5cm" svg:y2="3.01cm">
            <text:p/>
          </draw:line>
          <draw:line draw:style-name="gr2" draw:text-style-name="P1" draw:layer="layout" svg:x1="3cm" svg:y1="4.01cm" svg:x2="3.5cm" svg:y2="4.01cm">
            <text:p/>
          </draw:line>
          <draw:line draw:style-name="gr2" draw:text-style-name="P1" draw:layer="layout" svg:x1="5.5cm" svg:y1="3.51cm" svg:x2="6cm" svg:y2="3.51cm">
            <text:p/>
          </draw:line>
        </draw:g>
        <draw:frame draw:style-name="gr8" draw:text-style-name="P5" draw:layer="layout" svg:width="1.857cm" svg:height="0.569cm" svg:x="2.8cm" svg:y="1.541cm">
          <draw:text-box>
            <text:p text:style-name="P3"><text:span text:style-name="T2">Op-amp</text:span></text:p>
          </draw:text-box>
        </draw:frame>
        <draw:g>
          <draw:g>
            <draw:line draw:style-name="gr2" draw:text-style-name="P1" draw:layer="layout" svg:x1="7.5cm" svg:y1="2.51cm" svg:x2="7.5cm" svg:y2="4.51cm">
              <text:p/>
            </draw:line>
            <draw:line draw:style-name="gr2" draw:text-style-name="P1" draw:layer="layout" svg:x1="7.5cm" svg:y1="2.51cm" svg:x2="9.5cm" svg:y2="3.51cm">
              <text:p/>
            </draw:line>
            <draw:line draw:style-name="gr2" draw:text-style-name="P1" draw:layer="layout" svg:x1="7.5cm" svg:y1="4.51cm" svg:x2="9.5cm" svg:y2="3.51cm">
              <text:p/>
            </draw:line>
            <draw:frame draw:style-name="gr88" draw:text-style-name="P14" draw:layer="layout" svg:width="0.832cm" svg:height="0.878cm" svg:x="7.389cm" svg:y="2.575cm">
              <draw:text-box>
                <text:p><text:span text:style-name="T15">+</text:span></text:p>
              </draw:text-box>
            </draw:frame>
            <draw:frame draw:style-name="gr89" draw:text-style-name="P29" draw:layer="layout" svg:width="0.688cm" svg:height="0.878cm" svg:x="7.44cm" svg:y="3.535cm">
              <draw:text-box>
                <text:p text:style-name="P28"><text:span text:style-name="T15">-</text:span></text:p>
              </draw:text-box>
            </draw:frame>
            <draw:line draw:style-name="gr2" draw:text-style-name="P1" draw:layer="layout" svg:x1="7cm" svg:y1="3.01cm" svg:x2="7.5cm" svg:y2="3.01cm">
              <text:p/>
            </draw:line>
            <draw:line draw:style-name="gr2" draw:text-style-name="P1" draw:layer="layout" svg:x1="7cm" svg:y1="4.01cm" svg:x2="7.5cm" svg:y2="4.01cm">
              <text:p/>
            </draw:line>
            <draw:line draw:style-name="gr2" draw:text-style-name="P1" draw:layer="layout" svg:x1="9.5cm" svg:y1="3.51cm" svg:x2="10cm" svg:y2="3.51cm">
              <text:p/>
            </draw:line>
          </draw:g>
          <draw:line draw:style-name="gr2" draw:text-style-name="P1" draw:layer="layout" svg:x1="8.7cm" svg:y1="3.11cm" svg:x2="8.7cm" svg:y2="2.51cm">
            <text:p/>
          </draw:line>
          <draw:line draw:style-name="gr2" draw:text-style-name="P1" draw:layer="layout" svg:x1="8.7cm" svg:y1="4.51cm" svg:x2="8.7cm" svg:y2="3.91cm">
            <text:p/>
          </draw:line>
        </draw:g>
        <draw:frame draw:style-name="gr97" draw:text-style-name="P5" draw:layer="layout" svg:width="3.554cm" svg:height="0.569cm" svg:x="6.9cm" svg:y="1.541cm">
          <draw:text-box>
            <text:p text:style-name="P3"><text:span text:style-name="T2">Op-amp with power pins</text:span></text:p>
          </draw:text-box>
        </draw:frame>
        <draw:g>
          <draw:line draw:style-name="gr2" draw:text-style-name="P1" draw:layer="layout" svg:x1="4.5cm" svg:y1="6.5cm" svg:x2="4.5cm" svg:y2="8.5cm">
            <text:p/>
          </draw:line>
          <draw:line draw:style-name="gr2" draw:text-style-name="P1" draw:layer="layout" svg:x1="4.5cm" svg:y1="6.5cm" svg:x2="6.5cm" svg:y2="7.5cm">
            <text:p/>
          </draw:line>
          <draw:line draw:style-name="gr2" draw:text-style-name="P1" draw:layer="layout" svg:x1="4.5cm" svg:y1="8.5cm" svg:x2="6.5cm" svg:y2="7.5cm">
            <text:p/>
          </draw:line>
          <draw:frame draw:style-name="gr88" draw:text-style-name="P14" draw:layer="layout" svg:width="0.832cm" svg:height="0.878cm" svg:x="4.389cm" svg:y="6.565cm">
            <draw:text-box>
              <text:p><text:span text:style-name="T15">+</text:span></text:p>
            </draw:text-box>
          </draw:frame>
          <draw:frame draw:style-name="gr89" draw:text-style-name="P29" draw:layer="layout" svg:width="0.688cm" svg:height="0.878cm" svg:x="4.44cm" svg:y="7.525cm">
            <draw:text-box>
              <text:p text:style-name="P28"><text:span text:style-name="T15">-</text:span></text:p>
            </draw:text-box>
          </draw:frame>
          <draw:line draw:style-name="gr2" draw:text-style-name="P1" draw:layer="layout" svg:x1="4cm" svg:y1="7cm" svg:x2="4.5cm" svg:y2="7cm">
            <text:p/>
          </draw:line>
          <draw:line draw:style-name="gr2" draw:text-style-name="P1" draw:layer="layout" svg:x1="4cm" svg:y1="8cm" svg:x2="4.5cm" svg:y2="8cm">
            <text:p/>
          </draw:line>
          <draw:line draw:style-name="gr2" draw:text-style-name="P1" draw:layer="layout" svg:x1="6.5cm" svg:y1="7.5cm" svg:x2="7cm" svg:y2="7.5cm">
            <text:p/>
          </draw:line>
        </draw:g>
        <draw:line draw:style-name="gr2" draw:text-style-name="P1" draw:layer="layout" svg:x1="4cm" svg:y1="9cm" svg:x2="7cm" svg:y2="9cm">
          <text:p/>
        </draw:line>
        <draw:line draw:style-name="gr2" draw:text-style-name="P1" draw:layer="layout" svg:x1="7cm" svg:y1="9cm" svg:x2="7cm" svg:y2="7.5cm">
          <text:p/>
        </draw:line>
        <draw:line draw:style-name="gr2" draw:text-style-name="P1" draw:layer="layout" svg:x1="4cm" svg:y1="9cm" svg:x2="4cm" svg:y2="8cm">
          <text:p/>
        </draw:line>
        <draw:line draw:style-name="gr2" draw:text-style-name="P1" draw:layer="layout" svg:x1="3cm" svg:y1="7cm" svg:x2="4cm" svg:y2="7cm">
          <text:p/>
        </draw:line>
        <draw:line draw:style-name="gr2" draw:text-style-name="P1" draw:layer="layout" svg:x1="7cm" svg:y1="7.5cm" svg:x2="8cm" svg:y2="7.5cm">
          <text:p/>
        </draw:line>
        <draw:custom-shape draw:style-name="gr33" draw:text-style-name="P12" draw:layer="layout" svg:width="0.2cm" svg:height="0.2cm" svg:x="2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6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57cm" svg:height="0.569cm" svg:x="3.443cm" svg:y="5.6cm">
          <draw:text-box>
            <text:p text:style-name="P3"><text:span text:style-name="T2">Buff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31T20:08:01.535000000</dc:date>
    <meta:editing-duration>P2DT6H32M31S</meta:editing-duration>
    <meta:editing-cycles>131</meta:editing-cycles>
    <meta:generator>LibreOffice/7.1.4.2$Windows_X86_64 LibreOffice_project/a529a4fab45b75fefc5b6226684193eb000654f6</meta:generator>
    <meta:document-statistic meta:object-count="752"/>
  </office:meta>
</office:document-meta>
</file>